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'Andale Mono', 'Bitstream Vera Sans Mono', 'Courier New', Courier"/>
    <style:font-face style:name="Helvetica Neue" svg:font-family="'Helvetica Neue', Helvetica, Arial, sans-serif"/>
    <style:font-face style:name="Lohit Hindi1" svg:font-family="'Lohit Hindi'"/>
    <style:font-face style:name="courier new" svg:font-family="'courier new', monospace"/>
    <style:font-face style:name="times new roman" svg:font-family="'times new roman', 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22222" style:font-name="Helvetica Neue" fo:font-size="15.75pt" fo:letter-spacing="normal" fo:font-style="normal" fo:font-weight="normal"/>
    </style:style>
    <style:style style:name="P2" style:family="paragraph" style:parent-style-name="Standard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22222" style:font-name="Helvetica Neue" fo:font-size="10.5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style:line-height-at-least="0.2189in" fo:text-indent="0in" style:auto-text-indent="false" fo:padding="0in" fo:border="none"/>
      <style:text-properties fo:font-variant="normal" fo:text-transform="none" fo:color="#222222" style:font-name="Helvetica Neue" fo:font-size="10.5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style:line-height-at-least="0.2189in" fo:text-indent="0in" style:auto-text-indent="false" fo:padding="0in" fo:border="none"/>
      <style:text-properties fo:font-variant="normal" fo:text-transform="none" fo:color="#222222" style:font-name="Helvetica Neue" fo:font-size="10.5pt" fo:letter-spacing="normal" fo:font-style="normal" fo:font-weight="bold"/>
    </style:style>
    <style:style style:name="P5" style:family="paragraph" style:parent-style-name="Text_20_body">
      <style:paragraph-properties fo:margin-left="0in" fo:margin-right="0in" fo:margin-top="0in" fo:margin-bottom="0in" style:line-height-at-least="0.2189in" fo:text-indent="0in" style:auto-text-indent="false" fo:padding="0in" fo:border="none"/>
      <style:text-properties fo:font-variant="normal" fo:text-transform="none" fo:color="#222222" style:font-name="Helvetica Neue" fo:font-size="12pt" fo:letter-spacing="normal" fo:font-style="normal" fo:font-weight="bold"/>
    </style:style>
    <style:style style:name="P6" style:family="paragraph" style:parent-style-name="Text_20_body">
      <style:paragraph-properties fo:margin-left="0in" fo:margin-right="0in" fo:margin-top="0in" fo:margin-bottom="0in" style:line-height-at-least="0.2189in" fo:text-indent="0in" style:auto-text-indent="false" fo:padding="0in" fo:border="none"/>
      <style:text-properties fo:text-transform="lowercase" fo:color="#222222" style:font-name="Consolas" fo:letter-spacing="normal" fo:font-style="normal" fo:font-weight="bold"/>
    </style:style>
    <style:style style:name="P7" style:family="paragraph" style:parent-style-name="Preformatted_20_Text">
      <style:paragraph-properties fo:margin-left="0in" fo:margin-right="0in" fo:margin-top="0in" fo:margin-bottom="0in" style:line-height-at-least="0.2189in" fo:text-indent="0in" style:auto-text-indent="false" fo:background-color="#efefef" fo:padding="0.0193in" fo:border="0.06pt solid #888888">
        <style:background-image/>
      </style:paragraph-properties>
      <style:text-properties fo:font-variant="normal" fo:text-transform="none" fo:color="#880000" style:font-name="Consolas" fo:font-size="9.75pt" fo:letter-spacing="normal" fo:font-style="normal" fo:font-weight="normal"/>
    </style:style>
    <style:style style:name="P8" style:family="paragraph" style:parent-style-name="Text_20_body">
      <style:paragraph-properties fo:margin-left="0in" fo:margin-right="0in" fo:margin-top="0in" fo:margin-bottom="0in" style:line-height-at-least="0.2189in" fo:text-indent="0in" style:auto-text-indent="false" fo:padding="0in" fo:border="none"/>
      <style:text-properties fo:font-variant="normal" fo:text-transform="none" fo:color="#222222" style:font-name="Helvetica Neue" fo:font-size="12pt" fo:letter-spacing="normal" fo:font-style="normal" fo:font-weight="bold"/>
    </style:style>
    <style:style style:name="P9" style:family="paragraph" style:parent-style-name="Text_20_body">
      <style:paragraph-properties fo:margin-left="0in" fo:margin-right="0in" fo:margin-top="0in" fo:margin-bottom="0in" style:line-height-at-least="0.2189in" fo:text-indent="0in" style:auto-text-indent="false" fo:padding="0in" fo:border="none"/>
      <style:text-properties fo:font-variant="normal" fo:text-transform="none" fo:color="#880000" style:font-name="Consolas" fo:font-size="9.75pt" fo:letter-spacing="normal" fo:font-style="normal" fo:font-weight="normal"/>
    </style:style>
    <style:style style:name="P10" style:family="paragraph" style:parent-style-name="Preformatted_20_Text">
      <style:paragraph-properties fo:margin-left="0in" fo:margin-right="0in" fo:margin-top="0in" fo:margin-bottom="0in" style:line-height-at-least="0.2189in" fo:text-indent="0in" style:auto-text-indent="false" fo:background-color="#efefef" fo:padding="0.0193in" fo:border="0.06pt solid #888888">
        <style:background-image/>
      </style:paragraph-properties>
      <style:text-properties fo:font-variant="normal" fo:text-transform="none" fo:color="#880000" style:font-name="Consolas" fo:font-size="9.75pt" fo:letter-spacing="normal" fo:font-style="normal" fo:font-weight="normal"/>
    </style:style>
    <style:style style:name="T1" style:family="text">
      <style:text-properties style:font-name="times new roman" fo:font-size="13.5pt"/>
    </style:style>
    <style:style style:name="T2" style:family="text">
      <style:text-properties style:font-name="times new roman" fo:font-size="13.5pt" fo:font-style="italic"/>
    </style:style>
    <style:style style:name="T3" style:family="text">
      <style:text-properties style:font-name="times new roman" fo:font-size="9.75pt"/>
    </style:style>
    <style:style style:name="T4" style:family="text">
      <style:text-properties style:font-name="times new roman" fo:font-size="9.75pt" fo:font-style="italic"/>
    </style:style>
    <style:style style:name="T5" style:family="text">
      <style:text-properties style:font-name="courier new" fo:font-size="11.2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ar and Strings</text:p>
      <text:p text:style-name="P2"/>
      <text:p text:style-name="P3">The bear has a string <text:span text:style-name="T2">s</text:span><text:span text:style-name="T1"> = </text:span><text:span text:style-name="T2">s</text:span><text:span text:style-name="T3">1</text:span><text:span text:style-name="T2">s</text:span><text:span text:style-name="T3">2</text:span><text:span text:style-name="T1">... </text:span><text:span text:style-name="T2">s</text:span><text:span text:style-name="T3">|</text:span><text:span text:style-name="T4">s</text:span><text:span text:style-name="T3">|</text:span> (record <text:span text:style-name="T1">|</text:span><text:span text:style-name="T2">s</text:span><text:span text:style-name="T1">|</text:span> is the string's length), consisting of lowercase English letters. The bear wants to count the number of such pairs of indices <text:span text:style-name="T2">i</text:span><text:span text:style-name="T1">, </text:span><text:span text:style-name="T2">j</text:span> <text:span text:style-name="T1">(1 ≤ </text:span><text:span text:style-name="T2">i</text:span><text:span text:style-name="T1"> ≤ </text:span><text:span text:style-name="T2">j</text:span><text:span text:style-name="T1"> ≤ |</text:span><text:span text:style-name="T2">s</text:span><text:span text:style-name="T1">|)</text:span>, that string <text:span text:style-name="T2">x</text:span><text:span text:style-name="T1">(</text:span><text:span text:style-name="T2">i</text:span><text:span text:style-name="T1">, </text:span><text:span text:style-name="T2">j</text:span><text:span text:style-name="T1">) = </text:span><text:span text:style-name="T2">s</text:span><text:span text:style-name="T4">i</text:span><text:span text:style-name="T2">s</text:span><text:span text:style-name="T4">i</text:span><text:span text:style-name="T3"> + 1</text:span><text:span text:style-name="T1">... </text:span><text:span text:style-name="T2">s</text:span><text:span text:style-name="T4">j</text:span> contains at least one string "<text:span text:style-name="T5">bear</text:span>" as a substring.</text:p>
      <text:p text:style-name="P3">String <text:span text:style-name="T2">x</text:span><text:span text:style-name="T1">(</text:span><text:span text:style-name="T2">i</text:span><text:span text:style-name="T1">, </text:span><text:span text:style-name="T2">j</text:span><text:span text:style-name="T1">)</text:span> contains string "<text:span text:style-name="T5">bear</text:span>", if there is such index <text:span text:style-name="T2">k</text:span> <text:span text:style-name="T1">(</text:span><text:span text:style-name="T2">i</text:span><text:span text:style-name="T1"> ≤ </text:span><text:span text:style-name="T2">k</text:span><text:span text:style-name="T1"> ≤ </text:span><text:span text:style-name="T2">j</text:span><text:span text:style-name="T1"> - 3)</text:span>, that <text:span text:style-name="T2">s</text:span><text:span text:style-name="T4">k</text:span><text:span text:style-name="T1"> = </text:span><text:span text:style-name="T2">b</text:span>, <text:span text:style-name="T2">s</text:span><text:span text:style-name="T4">k</text:span><text:span text:style-name="T3"> + 1</text:span><text:span text:style-name="T1"> = </text:span><text:span text:style-name="T2">e</text:span>, <text:span text:style-name="T2">s</text:span><text:span text:style-name="T4">k</text:span><text:span text:style-name="T3"> + 2</text:span><text:span text:style-name="T1"> = </text:span><text:span text:style-name="T2">a</text:span>, <text:span text:style-name="T2">s</text:span><text:span text:style-name="T4">k</text:span><text:span text:style-name="T3"> + 3</text:span><text:span text:style-name="T1"> = </text:span><text:span text:style-name="T2">r</text:span>.</text:p>
      <text:p text:style-name="P3">Help the bear cope with the given problem.</text:p>
      <text:p text:style-name="P5">Input</text:p>
      <text:p text:style-name="P3">There are several test cases. Each test case has the format: The first line contains a non-empty string <text:span text:style-name="T2">s</text:span> <text:span text:style-name="T1">(1 ≤ |</text:span><text:span text:style-name="T2">s</text:span><text:span text:style-name="T1">| ≤ 5000)</text:span>. It is guaranteed that the string only consists of lowercase English letters.</text:p>
      <text:p text:style-name="P5">Output</text:p>
      <text:p text:style-name="P3">For each test case: Print a single number — the answer to the problem.</text:p>
      <text:p text:style-name="P4">Sample test(s)</text:p>
      <text:p text:style-name="P6">input</text:p>
      <text:p text:style-name="P7">bearbtear</text:p>
      <text:p text:style-name="P7">bearaabearc</text:p>
      <text:p text:style-name="P6">output</text:p>
      <text:p text:style-name="P7">6</text:p>
      <text:p text:style-name="P7">20</text:p>
      <text:p text:style-name="P9"/>
      <text:p text:style-name="P5">Note</text:p>
      <text:p text:style-name="P3">In the first sample, the following pairs <text:span text:style-name="T1">(</text:span><text:span text:style-name="T2">i</text:span><text:span text:style-name="T1">, </text:span><text:span text:style-name="T2">j</text:span><text:span text:style-name="T1">)</text:span> match: <text:span text:style-name="T1">(1, 4), (1, 5), (1, 6), (1, 7), (1, 8), (1, 9)</text:span>.</text:p>
      <text:p text:style-name="P3">In the second sample, the following pairs <text:span text:style-name="T1">(</text:span><text:span text:style-name="T2">i</text:span><text:span text:style-name="T1">, </text:span><text:span text:style-name="T2">j</text:span><text:span text:style-name="T1">)</text:span> match: <text:span text:style-name="T1">(1,  4), (1,  5), (1,  6), (1,  7), (1,  8), (1,  9), (1,  10), (1,  11), (2,  10), (2,  11), (3,  10), (3,  11), (4,  10), (4,  11), (5,  10), (5,  11), (6,  10), (6,  11), (7,  10), (7,  11)</text:span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, 'Lucida Console', 'Andale Mono', 'Bitstream Vera Sans Mono', 'Courier New', Courier"/>
    <style:font-face style:name="Helvetica Neue" svg:font-family="'Helvetica Neue', Helvetica, Arial, sans-serif"/>
    <style:font-face style:name="Lohit Hindi1" svg:font-family="'Lohit Hindi'"/>
    <style:font-face style:name="courier new" svg:font-family="'courier new', monospace"/>
    <style:font-face style:name="times new roman" svg:font-family="'times new roman', 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cv </meta:initial-creator>
    <meta:creation-date>2014-03-11T09:56:16</meta:creation-date>
    <dc:date>2014-03-11T10:50:58</dc:date>
    <dc:creator>ancv </dc:creator>
    <meta:editing-duration>PT20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18" meta:word-count="241" meta:character-count="1160" meta:non-whitespace-character-count="917"/>
  </office:meta>
</office:document-meta>
</file>